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B000002129A12E81ED363030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venir Next LT Pro" svg:font-family="'Avenir Next LT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paragraph-properties fo:margin-left="2.064cm" fo:margin-right="0cm" fo:text-align="justify" fo:text-indent="-1.429cm" style:text-autospace="none"/>
      <style:text-properties fo:font-size="28pt" style:letter-kerning="true" style:font-size-asian="28pt" style:font-size-complex="28pt"/>
    </style:style>
    <style:style style:name="P5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8pt" style:letter-kerning="false" style:font-size-asian="18pt" style:font-size-complex="18pt"/>
    </style:style>
    <style:style style:name="T3" style:family="text">
      <style:text-properties fo:color="#000000" loext:opacity="100%" style:font-name="Avenir Next LT Pro" fo:font-size="18pt" fo:language="en" fo:country="US" fo:font-weight="bold" style:letter-kerning="true" style:font-name-asian="Avenir Next LT Pro" style:font-size-asian="18pt" style:font-weight-asian="bold" style:font-name-complex="Avenir Next LT Pro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5cm" presentation:class="title" presentation:user-transformed="true">
          <draw:text-box>
            <text:p>MongoDB DataTypes</text:p>
          </draw:text-box>
        </draw:frame>
        <draw:frame presentation:style-name="pr2" draw:text-style-name="P2" draw:layer="layout" svg:width="25.199cm" svg:height="9.134cm" svg:x="7.801cm" svg:y="4cm" presentation:class="subtitle" presentation:user-transformed="true">
          <draw:text-box>
            <text:p text:style-name="P1"><text:span text:style-name="T1">Rahul</text:span></text:p>
            <text:p text:style-name="P1"><text:span text:style-name="T1">16112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ngoDB Datatyp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2">Text</text:span></text:p>
              </text:list-item>
              <text:list-item>
                <text:p text:style-name="P4"><text:span text:style-name="T2">Boolean</text:span></text:p>
              </text:list-item>
              <text:list-item>
                <text:p text:style-name="P4"><text:span text:style-name="T2">ObjectId</text:span></text:p>
              </text:list-item>
              <text:list-item>
                <text:p text:style-name="P4"><text:span text:style-name="T2">ISODate</text:span></text:p>
              </text:list-item>
              <text:list-item>
                <text:p text:style-name="P4"><text:span text:style-name="T2">Array</text:span></text:p>
              </text:list-item>
              <text:list-item>
                <text:p text:style-name="P4"><text:span text:style-name="T2">Embedded Document</text:span></text:p>
              </text:list-item>
              <text:list-item>
                <text:p text:style-name="P4"><text:span text:style-name="T2">Number</text:span></text:p>
              </text:list-item>
            </text:list>
            <text:p text:style-name="P4"><text:span text:style-name="T3"/></text:p>
            <text:p text:style-name="P4"><text:span text:style-name="T3"/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ample Command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>db.userData.insertOne({name:"Rahul",age:NumberInt(26),phone:NumberLong(4578124596),locality:{lat:NumberDecimal(123.539),lng:NumberDecimal(269.9629)},employed:Boolean(true),creationDate:new Date(),hobbies:["Gaming","Reading"]})</text:p>
              </text:list-item>
              <text:list-item>
                <text:p/>
              </text:list-item>
              <text:list-item>
                <text:p><text:s text:c="8"/>"acknowledged" : true,</text:p>
              </text:list-item>
              <text:list-item>
                <text:p><text:s text:c="8"/>"insertedId" : ObjectId("5fd59b34271a30523120b864")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0.801cm" svg:y="3.685cm" presentation:class="outline" presentation:placeholder="true" presentation:user-transformed="true">
          <draw:text-box/>
        </draw:frame>
        <draw:frame draw:style-name="gr2" draw:text-style-name="P5" draw:layer="layout" svg:width="25.151cm" svg:height="11.5cm" svg:x="2cm" svg:y="2cm">
          <draw:image xlink:href="Pictures/100000000000077B000002129A12E81ED363030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venir Next LT Pro" svg:font-family="'Avenir Next LT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12-13T10:01:49.103000000</meta:creation-date>
    <dc:date>2020-12-13T10:12:34.938000000</dc:date>
    <meta:editing-duration>PT35S</meta:editing-duration>
    <meta:editing-cycles>1</meta:editing-cycles>
    <meta:generator>LibreOffice/7.0.3.1$Windows_X86_64 LibreOffice_project/d7547858d014d4cf69878db179d326fc3483e082</meta:generator>
    <meta:document-statistic meta:object-count="38"/>
  </office:meta>
</office:document-meta>
</file>